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polygon draw:style-name="gr1" draw:layer="layout" svg:width="2.2cm" svg:height="2cm" svg:x="0cm" svg:y="0cm" svg:viewBox="0 0 2201 2001" draw:points="0,0 1100,2001 22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EDFA (vertical)</dc:title>
    <meta:creation-date>2011-02-07T16:50:26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